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2pt" fo:font-weight="normal" officeooo:rsid="0000093d" officeooo:paragraph-rsid="0000093d"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solid" style:text-underline-width="auto" style:text-underline-color="font-color" fo:font-weight="bold" officeooo:rsid="0000093d" officeooo:paragraph-rsid="0000093d" style:font-size-asian="10.5pt" style:font-weight-asian="bold" style:font-size-complex="12pt" style:font-weight-complex="bold"/>
    </style:style>
    <style:style style:name="P4" style:family="paragraph" style:parent-style-name="Standard">
      <style:paragraph-properties fo:text-align="start" style:justify-single-word="false"/>
      <style:text-properties officeooo:paragraph-rsid="0000093d"/>
    </style:style>
    <style:style style:name="P5" style:family="paragraph" style:parent-style-name="Standard">
      <style:paragraph-properties fo:text-align="start" style:justify-single-word="false"/>
      <style:text-properties officeooo:rsid="00010100" officeooo:paragraph-rsid="00010100"/>
    </style:style>
    <style:style style:name="P6" style:family="paragraph" style:parent-style-name="Standard">
      <style:paragraph-properties fo:text-align="start" style:justify-single-word="false"/>
      <style:text-properties officeooo:rsid="00012d07" officeooo:paragraph-rsid="00012d07"/>
    </style:style>
    <style:style style:name="P7" style:family="paragraph" style:parent-style-name="Standard">
      <style:paragraph-properties fo:text-align="start" style:justify-single-word="false"/>
      <style:text-properties officeooo:rsid="0001ce4c" officeooo:paragraph-rsid="0001ce4c"/>
    </style:style>
    <style:style style:name="P8" style:family="paragraph" style:parent-style-name="Standard">
      <style:paragraph-properties fo:text-align="start" style:justify-single-word="false"/>
      <style:text-properties officeooo:rsid="00028a70" officeooo:paragraph-rsid="00028a70"/>
    </style:style>
    <style:style style:name="P9" style:family="paragraph" style:parent-style-name="Standard">
      <style:paragraph-properties fo:text-align="start" style:justify-single-word="false"/>
      <style:text-properties officeooo:rsid="00030912" officeooo:paragraph-rsid="00030912"/>
    </style:style>
    <style:style style:name="P10" style:family="paragraph" style:parent-style-name="Standard">
      <style:paragraph-properties fo:text-align="start" style:justify-single-word="false"/>
      <style:text-properties officeooo:rsid="00035751" officeooo:paragraph-rsid="00035751"/>
    </style:style>
    <style:style style:name="P11" style:family="paragraph" style:parent-style-name="Standard">
      <style:paragraph-properties fo:text-align="start" style:justify-single-word="false"/>
      <style:text-properties officeooo:rsid="0003a3b4" officeooo:paragraph-rsid="0003a3b4"/>
    </style:style>
    <style:style style:name="P12" style:family="paragraph" style:parent-style-name="Standard">
      <style:paragraph-properties fo:text-align="start" style:justify-single-word="false"/>
      <style:text-properties officeooo:rsid="0003b25c" officeooo:paragraph-rsid="0003b25c"/>
    </style:style>
    <style:style style:name="P13" style:family="paragraph" style:parent-style-name="Standard">
      <style:paragraph-properties fo:text-align="start" style:justify-single-word="false"/>
      <style:text-properties style:text-underline-style="solid" style:text-underline-width="auto" style:text-underline-color="font-color" fo:font-weight="bold" officeooo:rsid="00010100" officeooo:paragraph-rsid="00010100" style:font-weight-asian="bold" style:font-weight-complex="bold"/>
    </style:style>
    <style:style style:name="P14" style:family="paragraph" style:parent-style-name="Standard">
      <style:paragraph-properties fo:text-align="start" style:justify-single-word="false"/>
      <style:text-properties style:text-underline-style="solid" style:text-underline-width="auto" style:text-underline-color="font-color" fo:font-weight="bold" officeooo:rsid="00012d07" officeooo:paragraph-rsid="00012d07" style:font-weight-asian="bold" style:font-weight-complex="bold"/>
    </style:style>
    <style:style style:name="P15" style:family="paragraph" style:parent-style-name="Standard">
      <style:paragraph-properties fo:text-align="start" style:justify-single-word="false"/>
      <style:text-properties style:text-underline-style="solid" style:text-underline-width="auto" style:text-underline-color="font-color" fo:font-weight="bold" officeooo:rsid="0001ce4c" officeooo:paragraph-rsid="0001ce4c" style:font-weight-asian="bold" style:font-weight-complex="bold"/>
    </style:style>
    <style:style style:name="P16" style:family="paragraph" style:parent-style-name="Standard">
      <style:paragraph-properties fo:text-align="start" style:justify-single-word="false"/>
      <style:text-properties style:text-underline-style="solid" style:text-underline-width="auto" style:text-underline-color="font-color" fo:font-weight="bold" officeooo:rsid="00035751" officeooo:paragraph-rsid="00035751" style:font-weight-asian="bold" style:font-weight-complex="bold"/>
    </style:style>
    <style:style style:name="P17" style:family="paragraph" style:parent-style-name="Standard">
      <style:paragraph-properties fo:text-align="start" style:justify-single-word="false"/>
      <style:text-properties style:text-underline-style="solid" style:text-underline-width="auto" style:text-underline-color="font-color" fo:font-weight="bold" officeooo:rsid="0003b25c" officeooo:paragraph-rsid="0003b25c" style:font-weight-asian="bold" style:font-weight-complex="bold"/>
    </style:style>
    <style:style style:name="P18" style:family="paragraph" style:parent-style-name="Standard">
      <style:paragraph-properties fo:text-align="start" style:justify-single-word="false"/>
      <style:text-properties style:text-underline-style="solid" style:text-underline-width="auto" style:text-underline-color="font-color" fo:font-weight="bold" officeooo:rsid="0003cbd7" officeooo:paragraph-rsid="0003cbd7" style:font-weight-asian="bold" style:font-weight-complex="bold"/>
    </style:style>
    <style:style style:name="P19" style:family="paragraph" style:parent-style-name="Standard">
      <style:paragraph-properties fo:text-align="start" style:justify-single-word="false"/>
      <style:text-properties fo:font-size="12pt" style:text-underline-style="solid" style:text-underline-width="auto" style:text-underline-color="font-color" fo:font-weight="bold" officeooo:rsid="0000093d" officeooo:paragraph-rsid="0000093d" style:font-size-asian="10.5pt" style:font-weight-asian="bold" style:font-size-complex="12pt" style:font-weight-complex="bold"/>
    </style:style>
    <style:style style:name="P20" style:family="paragraph" style:parent-style-name="Standard">
      <style:paragraph-properties fo:text-align="start" style:justify-single-word="false"/>
      <style:text-properties fo:font-size="12pt" style:text-underline-style="none" fo:font-weight="normal" officeooo:rsid="0000093d" officeooo:paragraph-rsid="0000093d" style:font-size-asian="10.5pt" style:font-weight-asian="normal" style:font-size-complex="12pt" style:font-weight-complex="normal"/>
    </style:style>
    <style:style style:name="P21" style:family="paragraph" style:parent-style-name="Standard">
      <style:paragraph-properties style:line-height-at-least="0.249cm"/>
      <style:text-properties fo:color="#d6deeb" loext:opacity="100%" style:font-name="Consolas" fo:font-size="5pt" fo:font-weight="normal" fo:background-color="#011627"/>
    </style:style>
    <style:style style:name="P22" style:family="paragraph" style:parent-style-name="Standard">
      <style:paragraph-properties style:line-height-at-least="0.249cm"/>
      <style:text-properties fo:color="#d6deeb" loext:opacity="100%" fo:background-color="#011627"/>
    </style:style>
    <style:style style:name="P23" style:family="paragraph" style:parent-style-name="Standard">
      <style:paragraph-properties fo:text-align="start" style:justify-single-word="false"/>
      <style:text-properties fo:color="#d6deeb" loext:opacity="100%" fo:font-style="normal" style:text-underline-style="none" fo:font-weight="normal" officeooo:rsid="0003a3b4" officeooo:paragraph-rsid="0003a3b4" fo:background-color="#011627"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style:text-underline-style="none" fo:font-weight="normal" officeooo:rsid="00010100" officeooo:paragraph-rsid="00010100" style:font-weight-asian="normal" style:font-weight-complex="normal"/>
    </style:style>
    <style:style style:name="P25" style:family="paragraph" style:parent-style-name="Standard">
      <style:paragraph-properties fo:text-align="start" style:justify-single-word="false"/>
      <style:text-properties style:text-underline-style="none" fo:font-weight="normal" officeooo:rsid="00012d07" officeooo:paragraph-rsid="00012d07" style:font-weight-asian="normal" style:font-weight-complex="normal"/>
    </style:style>
    <style:style style:name="P26" style:family="paragraph" style:parent-style-name="Standard">
      <style:paragraph-properties fo:text-align="start" style:justify-single-word="false"/>
      <style:text-properties style:text-underline-style="none" fo:font-weight="normal" officeooo:rsid="0001ce4c" officeooo:paragraph-rsid="0001ce4c" style:font-weight-asian="normal" style:font-weight-complex="normal"/>
    </style:style>
    <style:style style:name="P27" style:family="paragraph" style:parent-style-name="Standard">
      <style:paragraph-properties fo:text-align="start" style:justify-single-word="false"/>
      <style:text-properties style:text-underline-style="none" fo:font-weight="normal" officeooo:rsid="00028a70" officeooo:paragraph-rsid="00028a70" style:font-weight-asian="normal" style:font-weight-complex="normal"/>
    </style:style>
    <style:style style:name="P28" style:family="paragraph" style:parent-style-name="Standard">
      <style:paragraph-properties fo:text-align="start" style:justify-single-word="false"/>
      <style:text-properties style:text-underline-style="none" fo:font-weight="normal" officeooo:rsid="00030912" officeooo:paragraph-rsid="00030912" style:font-weight-asian="normal" style:font-weight-complex="normal"/>
    </style:style>
    <style:style style:name="P29" style:family="paragraph" style:parent-style-name="Standard">
      <style:paragraph-properties fo:text-align="start" style:justify-single-word="false"/>
      <style:text-properties style:text-underline-style="solid" style:text-underline-width="auto" style:text-underline-color="font-color" fo:font-weight="bold" officeooo:rsid="00010100" officeooo:paragraph-rsid="00010100" style:font-weight-asian="bold" style:font-weight-complex="bold"/>
    </style:style>
    <style:style style:name="P30" style:family="paragraph" style:parent-style-name="Standard">
      <style:paragraph-properties fo:text-align="start" style:justify-single-word="false"/>
      <style:text-properties style:text-underline-style="solid" style:text-underline-width="auto" style:text-underline-color="font-color" fo:font-weight="bold" officeooo:rsid="00012d07" officeooo:paragraph-rsid="00012d07" style:font-weight-asian="bold" style:font-weight-complex="bold"/>
    </style:style>
    <style:style style:name="P31" style:family="paragraph" style:parent-style-name="Standard">
      <style:paragraph-properties fo:text-align="start" style:justify-single-word="false"/>
      <style:text-properties style:text-underline-style="solid" style:text-underline-width="auto" style:text-underline-color="font-color" fo:font-weight="bold" officeooo:rsid="0001ce4c" officeooo:paragraph-rsid="0001ce4c" style:font-weight-asian="bold" style:font-weight-complex="bold"/>
    </style:style>
    <style:style style:name="P32" style:family="paragraph" style:parent-style-name="Standard">
      <style:paragraph-properties fo:text-align="start" style:justify-single-word="false"/>
      <style:text-properties style:text-underline-style="solid" style:text-underline-width="auto" style:text-underline-color="font-color" fo:font-weight="bold" officeooo:rsid="00028a70" officeooo:paragraph-rsid="00028a70" style:font-weight-asian="bold" style:font-weight-complex="bold"/>
    </style:style>
    <style:style style:name="P33" style:family="paragraph" style:parent-style-name="Standard">
      <style:paragraph-properties fo:text-align="start" style:justify-single-word="false"/>
      <style:text-properties style:text-underline-style="solid" style:text-underline-width="auto" style:text-underline-color="font-color" fo:font-weight="bold" officeooo:rsid="00030912" officeooo:paragraph-rsid="00030912" style:font-weight-asian="bold" style:font-weight-complex="bold"/>
    </style:style>
    <style:style style:name="P34" style:family="paragraph" style:parent-style-name="Standard">
      <style:paragraph-properties fo:text-align="start" style:justify-single-word="false"/>
      <style:text-properties style:text-underline-style="solid" style:text-underline-width="auto" style:text-underline-color="font-color" fo:font-weight="bold" officeooo:rsid="0003a3b4" officeooo:paragraph-rsid="0003a3b4" style:font-weight-asian="bold" style:font-weight-complex="bold"/>
    </style:style>
    <style:style style:name="P35" style:family="paragraph" style:parent-style-name="Standard">
      <style:paragraph-properties fo:text-align="start" style:justify-single-word="false"/>
      <style:text-properties officeooo:rsid="0001ce4c" officeooo:paragraph-rsid="0001ce4c"/>
    </style:style>
    <style:style style:name="P36" style:family="paragraph" style:parent-style-name="Standard">
      <style:paragraph-properties fo:text-align="start" style:justify-single-word="false"/>
      <style:text-properties fo:font-style="normal" style:text-underline-style="none" fo:font-weight="normal" officeooo:rsid="0003a3b4" officeooo:paragraph-rsid="0003a3b4" style:font-style-asian="normal" style:font-weight-asian="normal" style:font-style-complex="normal" style:font-weight-complex="normal"/>
    </style:style>
    <style:style style:name="P37" style:family="paragraph" style:parent-style-name="Standard">
      <style:paragraph-properties style:line-height-at-least="0.249cm"/>
      <style:text-properties fo:color="#637777" loext:opacity="100%" fo:background-color="#011627"/>
    </style:style>
    <style:style style:name="T1" style:family="text">
      <style:text-properties fo:font-size="12pt" style:text-underline-style="solid" style:text-underline-width="auto" style:text-underline-color="font-color" fo:font-weight="bold" officeooo:rsid="0000093d" style:font-size-asian="10.5pt" style:font-weight-asian="bold" style:font-size-complex="12pt"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line-through-style="none" style:text-line-through-type="none" style:text-underline-style="solid" style:text-underline-width="auto" style:text-underline-color="font-color" fo:font-weight="bold" style:font-weight-asian="bold" style:font-weight-complex="bold"/>
    </style:style>
    <style:style style:name="T7" style:family="text">
      <style:text-properties fo:color="#c792ea" loext:opacity="100%" style:font-name="Consolas" fo:font-size="5pt"/>
    </style:style>
    <style:style style:name="T8" style:family="text">
      <style:text-properties fo:color="#c792ea" loext:opacity="100%" style:font-name="Consolas" fo:font-size="5pt" fo:font-weight="normal"/>
    </style:style>
    <style:style style:name="T9" style:family="text">
      <style:text-properties fo:color="#c792ea" loext:opacity="100%" style:font-name="Consolas" fo:font-size="5pt" fo:font-style="italic"/>
    </style:style>
    <style:style style:name="T10" style:family="text">
      <style:text-properties fo:color="#c792ea" loext:opacity="100%" style:font-name="Consolas" fo:font-size="5pt" fo:font-style="italic" fo:font-weight="normal"/>
    </style:style>
    <style:style style:name="T11" style:family="text">
      <style:text-properties fo:color="#7fdbca" loext:opacity="100%" style:font-name="Consolas" fo:font-size="5pt" fo:font-weight="normal"/>
    </style:style>
    <style:style style:name="T12" style:family="text">
      <style:text-properties style:font-name="Consolas" fo:font-size="5pt"/>
    </style:style>
    <style:style style:name="T13" style:family="text">
      <style:text-properties style:font-name="Consolas" fo:font-size="5pt" fo:font-weight="normal"/>
    </style:style>
    <style:style style:name="T14" style:family="text">
      <style:text-properties style:font-name="Consolas" fo:font-size="5pt" fo:font-style="italic" fo:font-weight="normal"/>
    </style:style>
    <style:style style:name="T15" style:family="text">
      <style:text-properties fo:color="#82aaff" loext:opacity="100%" style:font-name="Consolas" fo:font-size="5pt" fo:font-style="italic"/>
    </style:style>
    <style:style style:name="T16" style:family="text">
      <style:text-properties fo:color="#82aaff" loext:opacity="100%" style:font-name="Consolas" fo:font-size="5pt" fo:font-style="italic" fo:font-weight="normal"/>
    </style:style>
    <style:style style:name="T17" style:family="text">
      <style:text-properties fo:color="#82aaff" loext:opacity="100%" style:font-name="Consolas" fo:font-size="5pt" fo:font-weight="normal"/>
    </style:style>
    <style:style style:name="T18" style:family="text">
      <style:text-properties fo:color="#d9f5dd" loext:opacity="100%" style:font-name="Consolas" fo:font-size="5pt"/>
    </style:style>
    <style:style style:name="T19" style:family="text">
      <style:text-properties fo:color="#d9f5dd" loext:opacity="100%" style:font-name="Consolas" fo:font-size="5pt" fo:font-weight="normal"/>
    </style:style>
    <style:style style:name="T20" style:family="text">
      <style:text-properties fo:color="#637777" loext:opacity="100%"/>
    </style:style>
    <style:style style:name="T21" style:family="text">
      <style:text-properties fo:color="#637777" loext:opacity="100%" style:font-name="Consolas" fo:font-size="5pt" fo:font-style="italic" fo:font-weight="normal"/>
    </style:style>
    <style:style style:name="T22" style:family="text">
      <style:text-properties fo:color="#637777" loext:opacity="100%" style:font-name="Consolas" fo:font-size="5pt" fo:font-weight="normal"/>
    </style:style>
    <style:style style:name="T23" style:family="text">
      <style:text-properties fo:color="#ecc48d" loext:opacity="100%" style:font-name="Consolas" fo:font-size="5pt" fo:font-weight="normal"/>
    </style:style>
    <style:style style:name="T24" style:family="text">
      <style:text-properties fo:color="#d7dbe0" loext:opacity="100%" style:font-name="Consolas" fo:font-size="5pt" fo:font-style="italic" fo:font-weight="normal"/>
    </style:style>
    <style:style style:name="T25" style:family="text">
      <style:text-properties fo:color="#d7dbe0" loext:opacity="100%" style:font-name="Consolas" fo:font-size="5pt" fo:font-weight="normal"/>
    </style:style>
    <style:style style:name="T26" style:family="text">
      <style:text-properties fo:color="#faf39f" loext:opacity="100%" style:font-name="Consolas" fo:font-size="5pt" fo:font-style="italic"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odrigues-Neto Gabriel</text:p>
      <text:p text:style-name="P2">Attenot Pierre</text:p>
      <text:p text:style-name="P2"/>
      <text:p text:style-name="P1">SAÉ 2.02 – Exploration algorithmique d’un problème </text:p>
      <text:p text:style-name="P1"/>
      <text:p text:style-name="P2"><text:span text:style-name="T3">Question 1 :</text:span> Écrire la classe Arc et un constructeur prenant en paramètres le nœud de destination dest (chaîne de caractères) et le coût cout (valeur réelle positive) de l’arc créé. </text:p>
      <text:p text:style-name="P2"/>
      <text:p text:style-name="P3">Réponse :</text:p>
      <text:p text:style-name="P3"/>
      <text:p text:style-name="P20">package graphe;</text:p>
      <text:p text:style-name="P20"/>
      <text:p text:style-name="P20">public class Arc {</text:p>
      <text:p text:style-name="P20"><text:s text:c="4"/></text:p>
      <text:p text:style-name="P20"><text:s text:c="4"/>private String dest;</text:p>
      <text:p text:style-name="P20"><text:s text:c="4"/>private double cout; </text:p>
      <text:p text:style-name="P20"><text:s text:c="4"/>private String ligne;</text:p>
      <text:p text:style-name="P20"/>
      <text:p text:style-name="P20">public Arc(String dest, double cout, String ligne) {</text:p>
      <text:p text:style-name="P20"><text:s text:c="8"/>this.dest = dest;</text:p>
      <text:p text:style-name="P20"><text:s text:c="8"/>this.cout = cout;</text:p>
      <text:p text:style-name="P20"><text:s text:c="8"/>this.ligne = ligne;</text:p>
      <text:p text:style-name="P20"><text:s text:c="4"/>}</text:p>
      <text:p text:style-name="P20"/>
      <text:p text:style-name="P20"><text:s/>public String getDest() {</text:p>
      <text:p text:style-name="P20"><text:s text:c="8"/>return dest;</text:p>
      <text:p text:style-name="P20"><text:s text:c="4"/>}</text:p>
      <text:p text:style-name="P20"/>
      <text:p text:style-name="P20"><text:s/>public double getCout() {</text:p>
      <text:p text:style-name="P20"><text:s text:c="8"/>return cout;</text:p>
      <text:p text:style-name="P20"><text:s text:c="4"/>}</text:p>
      <text:p text:style-name="P20">}</text:p>
      <text:p text:style-name="P2"/>
      <text:p text:style-name="P2"><text:span text:style-name="T3">Question 2 :</text:span><text:span text:style-name="T2"> </text:span>Écrire la classe Arcs. </text:p>
      <text:p text:style-name="P2"/>
      <text:p text:style-name="P3">Réponse :<text:span text:style-name="T5"> </text:span></text:p>
      <text:p text:style-name="P3"><text:span text:style-name="T5"/></text:p>
      <text:p text:style-name="P3"><text:span text:style-name="T5">package graphe;</text:span></text:p>
      <text:p text:style-name="P3"><text:span text:style-name="T5">import java.util.ArrayList;</text:span></text:p>
      <text:p text:style-name="P3"><text:span text:style-name="T5">import java.util.List;</text:span></text:p>
      <text:p text:style-name="P3"><text:span text:style-name="T5"/></text:p>
      <text:p text:style-name="P3"><text:span text:style-name="T5">public class Arcs {</text:span></text:p>
      <text:p text:style-name="P3"><text:span text:style-name="T5"><text:s text:c="4"/>// Attribut privé</text:span></text:p>
      <text:p text:style-name="P3"><text:span text:style-name="T5"><text:s text:c="4"/>private List&lt;Arc&gt; arcs; // Liste des arcs</text:span></text:p>
      <text:p text:style-name="P3"><text:span text:style-name="T5"><text:s text:c="4"/></text:span></text:p>
      <text:p text:style-name="P3"><text:span text:style-name="T5"><text:s text:c="4"/>public Arcs() {</text:span></text:p>
      <text:p text:style-name="P3"><text:span text:style-name="T5"><text:s text:c="8"/>this.arcs = new ArrayList&lt;&gt;();</text:span></text:p>
      <text:p text:style-name="P3"><text:span text:style-name="T5"><text:s text:c="4"/>}</text:span></text:p>
      <text:p text:style-name="P3"><text:span text:style-name="T5"><text:s text:c="4"/></text:span></text:p>
      <text:p text:style-name="P3"><text:span text:style-name="T5"><text:s text:c="4"/>public void ajouterArc(Arc a) {</text:span></text:p>
      <text:p text:style-name="P3"><text:span text:style-name="T5"><text:s text:c="8"/>this.arcs.add(a);</text:span></text:p>
      <text:p text:style-name="P3"><text:soft-page-break/><text:span text:style-name="T5"><text:s text:c="4"/>}</text:span></text:p>
      <text:p text:style-name="P3"><text:span text:style-name="T5"><text:s text:c="4"/></text:span></text:p>
      <text:p text:style-name="P3"><text:span text:style-name="T5"><text:s text:c="4"/>public List&lt;Arc&gt; getArcs() {</text:span></text:p>
      <text:p text:style-name="P3"><text:span text:style-name="T5"><text:s text:c="8"/>return this.arcs;</text:span></text:p>
      <text:p text:style-name="P3"><text:span text:style-name="T5"><text:s text:c="4"/>}</text:span></text:p>
      <text:p text:style-name="P3"><text:span text:style-name="T5">}</text:span></text:p>
      <text:p text:style-name="P3"/>
      <text:p text:style-name="P2"><text:span text:style-name="T3">Question 3 </text:span>: Écrire l’interface Graphe. </text:p>
      <text:p text:style-name="P2"/>
      <text:p text:style-name="P3">Réponse :</text:p>
      <text:p text:style-name="P20"/>
      <text:p text:style-name="P20">package graphe;</text:p>
      <text:p text:style-name="P20">import java.util.List;</text:p>
      <text:p text:style-name="P20"/>
      <text:p text:style-name="P20">public interface Graphe {</text:p>
      <text:p text:style-name="P20"><text:s text:c="3"/></text:p>
      <text:p text:style-name="P20"><text:s text:c="4"/>public List&lt;String&gt; listeNoeuds();</text:p>
      <text:p text:style-name="P20"><text:s text:c="4"/></text:p>
      <text:p text:style-name="P20"><text:s text:c="4"/>public List&lt;Arc&gt; suivants(String n);</text:p>
      <text:p text:style-name="P20">}</text:p>
      <text:p text:style-name="P2"/>
      <text:p text:style-name="P2"><text:span text:style-name="T3">Question 4 :</text:span> Écrire la classe GrapheListe. </text:p>
      <text:p text:style-name="P2"/>
      <text:p text:style-name="P3">Réponse :</text:p>
      <text:p text:style-name="P20">package graphe;</text:p>
      <text:p text:style-name="P20"/>
      <text:p text:style-name="P20">import java.util.ArrayList;</text:p>
      <text:p text:style-name="P20">import java.util.List;</text:p>
      <text:p text:style-name="P20">import java.io.BufferedReader;</text:p>
      <text:p text:style-name="P20">import java.io.FileReader;</text:p>
      <text:p text:style-name="P20">import java.io.IOException;</text:p>
      <text:p text:style-name="P20"/>
      <text:p text:style-name="P20">public class GrapheListe implements Graphe {</text:p>
      <text:p text:style-name="P20"/>
      <text:p text:style-name="P20"><text:s text:c="4"/>private ArrayList&lt;String&gt; noeuds; </text:p>
      <text:p text:style-name="P20"><text:s text:c="4"/>private ArrayList&lt;Arcs&gt; adjacence; </text:p>
      <text:p text:style-name="P20"><text:s text:c="4"/></text:p>
      <text:p text:style-name="P20"><text:s text:c="4"/>public GrapheListe() {</text:p>
      <text:p text:style-name="P20"><text:s text:c="8"/>this.noeuds = new ArrayList&lt;&gt;();</text:p>
      <text:p text:style-name="P20"><text:s text:c="8"/>this.adjacence = new ArrayList&lt;&gt;();</text:p>
      <text:p text:style-name="P20"><text:s text:c="4"/>}</text:p>
      <text:p text:style-name="P20"/>
      <text:p text:style-name="P20"><text:s text:c="4"/>private int getIndice(String n) {</text:p>
      <text:p text:style-name="P20"><text:s text:c="8"/>return this.noeuds.indexOf(n);</text:p>
      <text:p text:style-name="P20"><text:s text:c="4"/>}</text:p>
      <text:p text:style-name="P20"/>
      <text:p text:style-name="P20"><text:s text:c="4"/>private int ajouterNoeud(String n) {</text:p>
      <text:p text:style-name="P20"><text:s text:c="8"/>int indice = getIndice(n);</text:p>
      <text:p text:style-name="P20"><text:s text:c="8"/>if (indice == -1) {</text:p>
      <text:p text:style-name="P20"><text:s text:c="12"/>this.noeuds.add(n);</text:p>
      <text:p text:style-name="P20"><text:s text:c="12"/>this.adjacence.add(new Arcs());</text:p>
      <text:p text:style-name="P20"><text:s text:c="12"/>return this.noeuds.size() - 1;</text:p>
      <text:p text:style-name="P20"><text:soft-page-break/><text:s text:c="8"/>}</text:p>
      <text:p text:style-name="P20"><text:s text:c="8"/>return indice;</text:p>
      <text:p text:style-name="P20"><text:s text:c="4"/>}</text:p>
      <text:p text:style-name="P20"/>
      <text:p text:style-name="P20"><text:s text:c="4"/>public void ajouterArc(String depart, String destination, double cout) {</text:p>
      <text:p text:style-name="P20"/>
      <text:p text:style-name="P20"><text:s text:c="8"/>int indiceDepart = ajouterNoeud(depart);</text:p>
      <text:p text:style-name="P20"><text:s text:c="8"/>ajouterNoeud(destination);</text:p>
      <text:p text:style-name="P20"><text:s text:c="8"/></text:p>
      <text:p text:style-name="P20"><text:s text:c="8"/>Arc nouveauArc = new Arc(destination, cout);</text:p>
      <text:p text:style-name="P20"><text:s text:c="8"/>this.adjacence.get(indiceDepart).ajouterArc(nouveauArc);</text:p>
      <text:p text:style-name="P20"><text:s text:c="4"/>}</text:p>
      <text:p text:style-name="P2"/>
      <text:p text:style-name="P4"><text:span text:style-name="T1">Question 5 :</text:span> Écrire une méthode main qui crée le même graphe que celui représenté en Figure 1. </text:p>
      <text:p text:style-name="P4"/>
      <text:p text:style-name="P13">Réponse :</text:p>
      <text:p text:style-name="P5"/>
      <text:p text:style-name="P5"><text:span text:style-name="T3">Question 6 :</text:span> Dans la classe GrapheListe, écrire une méthode toString permettant d’afficher le graphe sous cette forme. </text:p>
      <text:p text:style-name="P5"/>
      <text:p text:style-name="P13">Réponse :</text:p>
      <text:p text:style-name="P13"/>
      <text:p text:style-name="P24">public String toString() {</text:p>
      <text:p text:style-name="P24"><text:s text:c="8"/>StringBuilder sb = new StringBuilder();</text:p>
      <text:p text:style-name="P24"><text:s text:c="4"/></text:p>
      <text:p text:style-name="P24"><text:s text:c="8"/>for (int i = 0; i &lt; this.noeuds.size(); i++) {</text:p>
      <text:p text:style-name="P24"><text:s text:c="12"/>String noeud = this.noeuds.get(i);</text:p>
      <text:p text:style-name="P24"><text:s text:c="12"/>sb.append(noeud).append(" -&gt; ");</text:p>
      <text:p text:style-name="P24"><text:s text:c="8"/></text:p>
      <text:p text:style-name="P24"><text:s text:c="12"/>List&lt;Arc&gt; arcsNoeud = this.adjacence.get(i).getArcs();</text:p>
      <text:p text:style-name="P24"><text:s text:c="12"/>for (Arc arc : arcsNoeud) {</text:p>
      <text:p text:style-name="P24"><text:s text:c="16"/>sb.append(arc.getDest()).append("(").append(arc.getCout()).append(") ");</text:p>
      <text:p text:style-name="P24"><text:s text:c="12"/>}</text:p>
      <text:p text:style-name="P24"><text:s text:c="8"/></text:p>
      <text:p text:style-name="P24"><text:s text:c="12"/>sb.append("\n");</text:p>
      <text:p text:style-name="P24"><text:s text:c="8"/>}</text:p>
      <text:p text:style-name="P24"><text:s text:c="4"/></text:p>
      <text:p text:style-name="P24"><text:s text:c="8"/>return sb.toString();</text:p>
      <text:p text:style-name="P24"><text:s text:c="4"/>}</text:p>
      <text:p text:style-name="P5"/>
      <text:p text:style-name="P5"><text:span text:style-name="T3">Question 7 :</text:span> Écrire des tests unitaires vous permettant de vérifier que le graphe est bien construit. </text:p>
      <text:p text:style-name="P5"/>
      <text:p text:style-name="P13">Réponse :</text:p>
      <text:p text:style-name="P13"/>
      <text:p text:style-name="P24">package src.test;</text:p>
      <text:p text:style-name="P24">import src.graphe.Arc;</text:p>
      <text:p text:style-name="P24">import src.graphe.GrapheListe;</text:p>
      <text:p text:style-name="P24"/>
      <text:p text:style-name="P24">import org.junit.jupiter.api.Test;</text:p>
      <text:p text:style-name="P24">import static org.junit.jupiter.api.Assertions.*;</text:p>
      <text:p text:style-name="P24"/>
      <text:p text:style-name="P24"/>
      <text:p text:style-name="P24"><text:soft-page-break/>import org.junit.jupiter.api.Test;</text:p>
      <text:p text:style-name="P24">import static org.junit.jupiter.api.Assertions.*;</text:p>
      <text:p text:style-name="P24">import java.util.List;</text:p>
      <text:p text:style-name="P24"/>
      <text:p text:style-name="P24">public class GrapheListeTest {</text:p>
      <text:p text:style-name="P24"/>
      <text:p text:style-name="P24"><text:s text:c="4"/>@Test</text:p>
      <text:p text:style-name="P24"><text:s text:c="4"/>public void testConstructionGraphe() {</text:p>
      <text:p text:style-name="P24"/>
      <text:p text:style-name="P24"><text:s text:c="8"/>GrapheListe g = new GrapheListe();</text:p>
      <text:p text:style-name="P24"><text:s text:c="8"/>g.ajouterArc("A", "B", 12);</text:p>
      <text:p text:style-name="P24"><text:s text:c="8"/>g.ajouterArc("A", "D", 87);</text:p>
      <text:p text:style-name="P24"><text:s text:c="8"/>g.ajouterArc("B", "E", 11);</text:p>
      <text:p text:style-name="P24"><text:s text:c="8"/>g.ajouterArc("C", "A", 19);</text:p>
      <text:p text:style-name="P24"><text:s text:c="8"/>g.ajouterArc("D", "B", 23);</text:p>
      <text:p text:style-name="P24"><text:s text:c="8"/>g.ajouterArc("D", "C", 10);</text:p>
      <text:p text:style-name="P24"><text:s text:c="8"/>g.ajouterArc("E", "D", 43);</text:p>
      <text:p text:style-name="P24"/>
      <text:p text:style-name="P24"><text:s text:c="8"/>List&lt;String&gt; noeuds = g.listeNoeuds();</text:p>
      <text:p text:style-name="P24"><text:s text:c="8"/>assertEquals(5, noeuds.size());</text:p>
      <text:p text:style-name="P24"><text:s text:c="8"/>assertTrue(noeuds.contains("A"));</text:p>
      <text:p text:style-name="P24"><text:s text:c="8"/>assertTrue(noeuds.contains("B"));</text:p>
      <text:p text:style-name="P24"><text:s text:c="8"/>assertTrue(noeuds.contains("C"));</text:p>
      <text:p text:style-name="P24"><text:s text:c="8"/>assertTrue(noeuds.contains("D"));</text:p>
      <text:p text:style-name="P24"><text:s text:c="8"/>assertTrue(noeuds.contains("E"));</text:p>
      <text:p text:style-name="P24"/>
      <text:p text:style-name="P24"><text:s text:c="8"/>List&lt;Arc&gt; arcsA = g.suivants("A");</text:p>
      <text:p text:style-name="P24"><text:s text:c="8"/>assertEquals(2, arcsA.size());</text:p>
      <text:p text:style-name="P24"><text:s text:c="8"/>boolean arcABTrouve = false;</text:p>
      <text:p text:style-name="P24"><text:s text:c="8"/>boolean arcADTrouve = false;</text:p>
      <text:p text:style-name="P24"/>
      <text:p text:style-name="P24"><text:s text:c="8"/>for (Arc arc : arcsA) {</text:p>
      <text:p text:style-name="P24"><text:s text:c="12"/>if (arc.getDest().equals("B") &amp;&amp; arc.getCout() == 12) {</text:p>
      <text:p text:style-name="P24"><text:s text:c="16"/>arcABTrouve = true;</text:p>
      <text:p text:style-name="P24"><text:s text:c="12"/>}</text:p>
      <text:p text:style-name="P24"><text:s text:c="12"/>if (arc.getDest().equals("D") &amp;&amp; arc.getCout() == 87) {</text:p>
      <text:p text:style-name="P24"><text:s text:c="16"/>arcADTrouve = true;</text:p>
      <text:p text:style-name="P24"><text:s text:c="12"/>}</text:p>
      <text:p text:style-name="P24"><text:s text:c="8"/>}</text:p>
      <text:p text:style-name="P24"/>
      <text:p text:style-name="P24"><text:s text:c="8"/>assertTrue(arcABTrouve, "Arc A-&gt;B non trouvé ou incorrect");</text:p>
      <text:p text:style-name="P24"><text:s text:c="8"/>assertTrue(arcADTrouve, "Arc A-&gt;D non trouvé ou incorrect");</text:p>
      <text:p text:style-name="P24"/>
      <text:p text:style-name="P24"><text:s text:c="8"/>List&lt;Arc&gt; arcsD = g.suivants("D");</text:p>
      <text:p text:style-name="P24"><text:s text:c="8"/>assertEquals(2, arcsD.size());</text:p>
      <text:p text:style-name="P24"><text:s text:c="8"/>boolean arcDBTrouve = false;</text:p>
      <text:p text:style-name="P24"><text:s text:c="8"/>boolean arcDCTrouve = false;</text:p>
      <text:p text:style-name="P24"/>
      <text:p text:style-name="P24"><text:s text:c="8"/>for (Arc arc : arcsD) {</text:p>
      <text:p text:style-name="P24"><text:s text:c="12"/>if (arc.getDest().equals("B") &amp;&amp; arc.getCout() == 23) {</text:p>
      <text:p text:style-name="P24"><text:s text:c="16"/>arcDBTrouve = true;</text:p>
      <text:p text:style-name="P24"><text:s text:c="12"/>}</text:p>
      <text:p text:style-name="P24"><text:soft-page-break/><text:s text:c="12"/>if (arc.getDest().equals("C") &amp;&amp; arc.getCout() == 10) {</text:p>
      <text:p text:style-name="P24"><text:s text:c="16"/>arcDCTrouve = true;</text:p>
      <text:p text:style-name="P24"><text:s text:c="12"/>}</text:p>
      <text:p text:style-name="P24"><text:s text:c="8"/>}</text:p>
      <text:p text:style-name="P24"/>
      <text:p text:style-name="P24"><text:s text:c="8"/>assertTrue(arcDBTrouve, "Arc D-&gt;B non trouvé ou incorrect");</text:p>
      <text:p text:style-name="P24"><text:s text:c="8"/>assertTrue(arcDCTrouve, "Arc D-&gt;C non trouvé ou incorrect");</text:p>
      <text:p text:style-name="P24"><text:s text:c="4"/>}</text:p>
      <text:p text:style-name="P24">}</text:p>
      <text:p text:style-name="P5"/>
      <text:p text:style-name="P5"><text:span text:style-name="T6">Question 8 :</text:span> En utilisant le TAD Graphe, écrire l’algorithme (en pseudo-code, sans oublier le lexique) de la fonction pointFixe(Graphe g, Noeud depart) qui modifie les valeurs (parent et distance) associées aux nœuds du graphe pour trouver le chemin le plus court partant du nœud de départ passé en paramètre. On supposera qu’on peut directement changer les valeurs de L(X) et parent(X) par une simple affectation comme L(X) ← +∞. </text:p>
      <text:p text:style-name="P5"/>
      <text:p text:style-name="P14">Réponse :</text:p>
      <text:p text:style-name="P6"/>
      <text:p text:style-name="P6"><text:span text:style-name="T3">Question 9 :</text:span> En utilisant la classe Valeurs fournie et votre algorithme, implémenter l’algorithme du point fixe dans une classe nommée BellmanFord en programmant la méthode de signature Valeurs resoudre(Graphe g, String depart) Cette méthode prend en paramètres un graphe g et une chaîne représentant le nœud de départ et retourne un objet de type Valeurs correctement construit contenant les distances et les parents de chaque nœud (après convergence de l’algorithme). </text:p>
      <text:p text:style-name="P6"/>
      <text:p text:style-name="P14">Réponse :</text:p>
      <text:p text:style-name="P14"/>
      <text:p text:style-name="P25">public class BellmanFord {</text:p>
      <text:p text:style-name="P25"><text:s text:c="4"/></text:p>
      <text:p text:style-name="P25"><text:s text:c="4"/>public Valeurs resoudre(Graphe g, String depart) {</text:p>
      <text:p text:style-name="P25"/>
      <text:p text:style-name="P25"><text:s text:c="8"/>Valeurs valeurs = new Valeurs();</text:p>
      <text:p text:style-name="P25"><text:s text:c="8"/></text:p>
      <text:p text:style-name="P25"><text:s text:c="8"/>List&lt;String&gt; noeuds = g.listeNoeuds();</text:p>
      <text:p text:style-name="P25"><text:s text:c="8"/>for (String noeud : noeuds) {</text:p>
      <text:p text:style-name="P25"><text:s text:c="12"/>valeurs.setValeur(noeud, Double.MAX_VALUE);</text:p>
      <text:p text:style-name="P25"><text:s text:c="12"/>valeurs.setParent(noeud, null);</text:p>
      <text:p text:style-name="P25"><text:s text:c="8"/>}</text:p>
      <text:p text:style-name="P25"><text:s text:c="8"/></text:p>
      <text:p text:style-name="P25"><text:s text:c="8"/>valeurs.setValeur(depart, 0);</text:p>
      <text:p text:style-name="P25"/>
      <text:p text:style-name="P25"><text:s text:c="8"/>boolean modifie = true;</text:p>
      <text:p text:style-name="P25"><text:s text:c="8"/>while (modifie) {</text:p>
      <text:p text:style-name="P25"><text:s text:c="12"/>modifie = false;</text:p>
      <text:p text:style-name="P25"><text:s text:c="12"/></text:p>
      <text:p text:style-name="P25"><text:s text:c="12"/>for (String noeud : noeuds) {</text:p>
      <text:p text:style-name="P25"><text:s text:c="2"/></text:p>
      <text:p text:style-name="P25"><text:s text:c="16"/>double distanceNoeud = valeurs.getValeur(noeud);</text:p>
      <text:p text:style-name="P25"><text:s text:c="16"/>if (distanceNoeud != Double.MAX_VALUE) {</text:p>
      <text:p text:style-name="P25"><text:s text:c="20"/></text:p>
      <text:p text:style-name="P25"><text:s text:c="20"/>for (Arc arc : g.suivants(noeud)) {</text:p>
      <text:p text:style-name="P25"><text:s text:c="24"/>String destination = arc.getDest();</text:p>
      <text:p text:style-name="P25"><text:s text:c="24"/>double cout = arc.getCout();</text:p>
      <text:p text:style-name="P25"><text:soft-page-break/><text:s text:c="22"/></text:p>
      <text:p text:style-name="P25"><text:s text:c="24"/>double nouvDistance = distanceNoeud + cout;</text:p>
      <text:p text:style-name="P25"><text:s text:c="24"/></text:p>
      <text:p text:style-name="P25"><text:s text:c="24"/>if (nouvDistance &lt; valeurs.getValeur(destination)) {</text:p>
      <text:p text:style-name="P25"><text:s text:c="20"/></text:p>
      <text:p text:style-name="P25"><text:s text:c="28"/>valeurs.setValeur(destination, nouvDistance);</text:p>
      <text:p text:style-name="P25"><text:s text:c="28"/>valeurs.setParent(destination, noeud);</text:p>
      <text:p text:style-name="P25"><text:s text:c="28"/>modifie = true;</text:p>
      <text:p text:style-name="P25"><text:s text:c="24"/>}</text:p>
      <text:p text:style-name="P25"><text:s text:c="20"/>}</text:p>
      <text:p text:style-name="P25"><text:s text:c="16"/>}</text:p>
      <text:p text:style-name="P25"><text:s text:c="12"/>}</text:p>
      <text:p text:style-name="P25"><text:s text:c="8"/>}</text:p>
      <text:p text:style-name="P25"><text:s text:c="8"/></text:p>
      <text:p text:style-name="P25"><text:s text:c="8"/>return valeurs;</text:p>
      <text:p text:style-name="P25"><text:s text:c="4"/>}</text:p>
      <text:p text:style-name="P25">}</text:p>
      <text:p text:style-name="P6"/>
      <text:p text:style-name="P6"/>
      <text:p text:style-name="P6"><text:span text:style-name="T3">Question 10 :</text:span> Écrire une méthode main dans la classe Main qui applique l’algorithme du point fixe sur le graphe fourni pour construire le chemin le plus court. Afficher les valeurs de distance pour chaque nœud et vérifier qu’elles correspondent aux valeurs que vous avez calculées dans le module ff Graphe ff. </text:p>
      <text:p text:style-name="P6"/>
      <text:p text:style-name="P14">Réponse :</text:p>
      <text:p text:style-name="P6"/>
      <text:p text:style-name="P6"><text:span text:style-name="T2">Question 11 :</text:span><text:span text:style-name="T4"> </text:span>Écrire un test unitaire qui vérifie que l’algorithme du point fixe est correct et que les parents des nœuds sont bien calculés. </text:p>
      <text:p text:style-name="P6"/>
      <text:p text:style-name="P14">Réponse :</text:p>
      <text:p text:style-name="P6"/>
      <text:p text:style-name="P6"><text:span text:style-name="T3">Question 12 :</text:span> Écrire la méthode List calculerChemin(String destination) dans la classe Valeurs. Cette méthode retourne une liste de nœuds correspondant au chemin menant au nœud passé en paramètre depuis le point de départ donné lors de la construction de l’objet Valeurs. </text:p>
      <text:p text:style-name="P6"/>
      <text:p text:style-name="P14">Réponse :</text:p>
      <text:p text:style-name="P14"/>
      <text:p text:style-name="P25">public List&lt;String&gt; calculerChemin(String destination) {</text:p>
      <text:p text:style-name="P25"><text:s text:c="8"/>List&lt;String&gt; chemin = new ArrayList&lt;&gt;();</text:p>
      <text:p text:style-name="P25"><text:s text:c="8"/>String courant = destination;</text:p>
      <text:p text:style-name="P25"/>
      <text:p text:style-name="P25"><text:s text:c="8"/>while (courant != null) {</text:p>
      <text:p text:style-name="P25"><text:s text:c="12"/>chemin.add(0, courant); // ajoute en début de liste</text:p>
      <text:p text:style-name="P25"><text:s text:c="12"/>courant = this.getParent(courant);</text:p>
      <text:p text:style-name="P25"><text:s text:c="8"/>}</text:p>
      <text:p text:style-name="P25"/>
      <text:p text:style-name="P25"><text:s text:c="8"/>return chemin;</text:p>
      <text:p text:style-name="P25"><text:s text:c="4"/>}</text:p>
      <text:p text:style-name="P25">}</text:p>
      <text:p text:style-name="P6"/>
      <text:p text:style-name="P6"><text:span text:style-name="T3">Question 13 :</text:span> Dans une classe Dijkstra, recopier cet algorithme en commentaire puis traduisez ces lignes en java pour écrire la méthode Valeurs resoudre(Graphe g, String depart) qui prend en <text:soft-page-break/>paramètres le graphe et le nom du nœud de départ pour calculer les plus courts chemins vers les autres nœuds du graphe avec l’algorithme de Dijkstra. </text:p>
      <text:p text:style-name="P6"/>
      <text:p text:style-name="P15">Réponse :</text:p>
      <text:p text:style-name="P15"/>
      <text:p text:style-name="P26"><text:s/>/**</text:p>
      <text:p text:style-name="P26"><text:s text:c="5"/>* Algorithme de Dijkstra</text:p>
      <text:p text:style-name="P26"><text:s text:c="5"/>* </text:p>
      <text:p text:style-name="P26"><text:s text:c="5"/>* Entrées :</text:p>
      <text:p text:style-name="P26"><text:s text:c="5"/>* G un graphe orienté avec une pondération positive des arcs (coût ou poids)</text:p>
      <text:p text:style-name="P26"><text:s text:c="5"/>* A un sommet (départ) de G</text:p>
      <text:p text:style-name="P26"><text:s text:c="5"/>* </text:p>
      <text:p text:style-name="P26"><text:s text:c="5"/>* Début</text:p>
      <text:p text:style-name="P26"><text:s text:c="5"/>* Q &lt;- {} // utilisation d'une liste de noeuds à traiter</text:p>
      <text:p text:style-name="P26"><text:s text:c="5"/>* Pour chaque sommet v de G faire</text:p>
      <text:p text:style-name="P26"><text:s text:c="5"/>* <text:s text:c="4"/>v.valeur &lt;- Infini</text:p>
      <text:p text:style-name="P26"><text:s text:c="5"/>* <text:s text:c="4"/>v.parent &lt;- Indéfini</text:p>
      <text:p text:style-name="P26"><text:s text:c="5"/>* <text:s text:c="4"/>Q &lt;- Q U {v} // ajouter le sommet v à la liste Q</text:p>
      <text:p text:style-name="P26"><text:s text:c="5"/>* Fin Pour</text:p>
      <text:p text:style-name="P26"><text:s text:c="5"/>* A.valeur &lt;- 0</text:p>
      <text:p text:style-name="P26"><text:s text:c="5"/>* Tant que Q est un ensemble non vide faire</text:p>
      <text:p text:style-name="P26"><text:s text:c="5"/>* <text:s text:c="4"/>u &lt;- un sommet de Q telle que u.valeur est minimal</text:p>
      <text:p text:style-name="P26"><text:s text:c="5"/>* <text:s text:c="4"/>// enlever le sommet u de la liste Q</text:p>
      <text:p text:style-name="P26"><text:s text:c="5"/>* <text:s text:c="4"/>Q &lt;- Q \ {u}</text:p>
      <text:p text:style-name="P26"><text:s text:c="5"/>* <text:s text:c="4"/>Pour chaque sommet v de Q tel que l'arc (u,v) existe faire</text:p>
      <text:p text:style-name="P26"><text:s text:c="5"/>* <text:s text:c="8"/>d &lt;- u.valeur + poids(u,v)</text:p>
      <text:p text:style-name="P26"><text:s text:c="5"/>* <text:s text:c="8"/>Si d &lt; v.valeur</text:p>
      <text:p text:style-name="P26"><text:s text:c="5"/>* <text:s text:c="12"/>// le chemin est plus interessant</text:p>
      <text:p text:style-name="P26"><text:s text:c="5"/>* <text:s text:c="8"/>Alors v.valeur &lt;- d</text:p>
      <text:p text:style-name="P26"><text:s text:c="5"/>* <text:s text:c="12"/>v.parent &lt;- u</text:p>
      <text:p text:style-name="P26"><text:s text:c="5"/>* <text:s text:c="8"/>Fin Si</text:p>
      <text:p text:style-name="P26"><text:s text:c="5"/>* <text:s text:c="4"/>Fin Pour</text:p>
      <text:p text:style-name="P26"><text:s text:c="5"/>* Fin Tant que</text:p>
      <text:p text:style-name="P26"><text:s text:c="5"/>* Fin</text:p>
      <text:p text:style-name="P26"><text:s text:c="5"/>*/</text:p>
      <text:p text:style-name="P26"><text:s text:c="4"/></text:p>
      <text:p text:style-name="P26"><text:s text:c="4"/>public Valeurs resoudre(Graphe g, String depart) {</text:p>
      <text:p text:style-name="P26"/>
      <text:p text:style-name="P26"><text:s text:c="8"/>Valeurs valeurs = new Valeurs();</text:p>
      <text:p text:style-name="P26"/>
      <text:p text:style-name="P26"><text:s text:c="8"/>List&lt;String&gt; Q = new ArrayList&lt;&gt;();</text:p>
      <text:p text:style-name="P26"><text:s text:c="8"/></text:p>
      <text:p text:style-name="P26"/>
      <text:p text:style-name="P26"><text:s text:c="8"/>List&lt;String&gt; noeuds = g.listeNoeuds();</text:p>
      <text:p text:style-name="P26"><text:s text:c="8"/>for (String v : noeuds) {</text:p>
      <text:p text:style-name="P26"/>
      <text:p text:style-name="P26"><text:s text:c="12"/>valeurs.setValeur(v, Double.MAX_VALUE);</text:p>
      <text:p text:style-name="P26"/>
      <text:p text:style-name="P26"><text:s text:c="12"/>valeurs.setParent(v, null);</text:p>
      <text:p text:style-name="P26"/>
      <text:p text:style-name="P26"><text:s text:c="12"/>Q.add(v);</text:p>
      <text:p text:style-name="P26"><text:s text:c="8"/>}</text:p>
      <text:p text:style-name="P26"><text:soft-page-break/><text:s text:c="8"/></text:p>
      <text:p text:style-name="P26"><text:s text:c="8"/>valeurs.setValeur(depart, 0);</text:p>
      <text:p text:style-name="P26"><text:s text:c="8"/></text:p>
      <text:p text:style-name="P26"><text:s text:c="8"/>while (!Q.isEmpty()) {</text:p>
      <text:p text:style-name="P26"/>
      <text:p text:style-name="P26"><text:s text:c="12"/>String u = trouverNoeudValeurMinimale(Q, valeurs);</text:p>
      <text:p text:style-name="P26"><text:s text:c="12"/></text:p>
      <text:p text:style-name="P26"><text:s text:c="12"/>Q.remove(u);</text:p>
      <text:p text:style-name="P26"><text:s text:c="12"/></text:p>
      <text:p text:style-name="P26"><text:s text:c="12"/>for (Arc arc : g.suivants(u)) {</text:p>
      <text:p text:style-name="P26"><text:s text:c="16"/>String v = arc.getDest();</text:p>
      <text:p text:style-name="P26"><text:s text:c="16"/></text:p>
      <text:p text:style-name="P26"/>
      <text:p text:style-name="P26"><text:s text:c="16"/>if (Q.contains(v)) {</text:p>
      <text:p text:style-name="P26"/>
      <text:p text:style-name="P26"><text:s text:c="20"/>double d = valeurs.getValeur(u) + arc.getCout();</text:p>
      <text:p text:style-name="P26"/>
      <text:p text:style-name="P26"><text:s text:c="20"/>if (d &lt; valeurs.getValeur(v)) {</text:p>
      <text:p text:style-name="P26"><text:s text:c="24"/>// v.valeur &lt;- d</text:p>
      <text:p text:style-name="P26"><text:s text:c="24"/>valeurs.setValeur(v, d);</text:p>
      <text:p text:style-name="P26"><text:s text:c="24"/>// v.parent &lt;- u</text:p>
      <text:p text:style-name="P26"><text:s text:c="24"/>valeurs.setParent(v, u);</text:p>
      <text:p text:style-name="P26"><text:s text:c="20"/>}</text:p>
      <text:p text:style-name="P26"><text:s text:c="16"/>}</text:p>
      <text:p text:style-name="P26"><text:s text:c="12"/>}</text:p>
      <text:p text:style-name="P26"><text:s text:c="8"/>}</text:p>
      <text:p text:style-name="P26"><text:s text:c="8"/></text:p>
      <text:p text:style-name="P26"><text:s text:c="8"/>return valeurs;</text:p>
      <text:p text:style-name="P26"><text:s text:c="4"/>}</text:p>
      <text:p text:style-name="P7"/>
      <text:p text:style-name="P7"><text:span text:style-name="T3">Question 14 :</text:span> De la même manière que pour l’algorithme du point fixe, écrire des tests unitaires pour vérifier le bon fonctionnement de votre algorithme. </text:p>
      <text:p text:style-name="P7"/>
      <text:p text:style-name="P7">package src.test;</text:p>
      <text:p text:style-name="P7">import src.graphe.GrapheListe;</text:p>
      <text:p text:style-name="P7">import src.graphe.Dijkstra;</text:p>
      <text:p text:style-name="P7">import src.graphe.Valeurs;</text:p>
      <text:p text:style-name="P7">import org.junit.jupiter.api.Test;</text:p>
      <text:p text:style-name="P7">import org.junit.jupiter.api.BeforeEach;</text:p>
      <text:p text:style-name="P7">import static org.junit.jupiter.api.Assertions.*;</text:p>
      <text:p text:style-name="P7">import java.util.List;</text:p>
      <text:p text:style-name="P7"/>
      <text:p text:style-name="P7">public class DijkstraTest {</text:p>
      <text:p text:style-name="P7"><text:s text:c="4"/></text:p>
      <text:p text:style-name="P7"><text:s text:c="4"/>private GrapheListe grapheTest;</text:p>
      <text:p text:style-name="P7"><text:s text:c="4"/>private Dijkstra dijkstra;</text:p>
      <text:p text:style-name="P7"><text:s text:c="4"/></text:p>
      <text:p text:style-name="P7"><text:s text:c="4"/>@BeforeEach</text:p>
      <text:p text:style-name="P7"><text:s text:c="4"/>public void setUp() {</text:p>
      <text:p text:style-name="P7"/>
      <text:p text:style-name="P7"><text:s text:c="8"/>grapheTest = new GrapheListe();</text:p>
      <text:p text:style-name="P7"><text:s text:c="8"/>grapheTest.ajouterArc("A", "B", 12);</text:p>
      <text:p text:style-name="P7"><text:soft-page-break/><text:s text:c="8"/>grapheTest.ajouterArc("A", "D", 87);</text:p>
      <text:p text:style-name="P7"><text:s text:c="8"/>grapheTest.ajouterArc("B", "E", 11);</text:p>
      <text:p text:style-name="P7"><text:s text:c="8"/>grapheTest.ajouterArc("C", "A", 19);</text:p>
      <text:p text:style-name="P7"><text:s text:c="8"/>grapheTest.ajouterArc("D", "B", 23);</text:p>
      <text:p text:style-name="P7"><text:s text:c="8"/>grapheTest.ajouterArc("D", "C", 10);</text:p>
      <text:p text:style-name="P7"><text:s text:c="8"/>grapheTest.ajouterArc("E", "D", 43);</text:p>
      <text:p text:style-name="P7"><text:s text:c="8"/></text:p>
      <text:p text:style-name="P7"><text:s text:c="8"/>dijkstra = new Dijkstra();</text:p>
      <text:p text:style-name="P7"><text:s text:c="4"/>}</text:p>
      <text:p text:style-name="P7"><text:s text:c="4"/></text:p>
      <text:p text:style-name="P7"><text:s text:c="4"/>@Test</text:p>
      <text:p text:style-name="P7"><text:s text:c="4"/>public void testDistancesDepuisA() {</text:p>
      <text:p text:style-name="P7"><text:s text:c="8"/>Valeurs valeurs = dijkstra.resoudre(grapheTest, "A");</text:p>
      <text:p text:style-name="P7"><text:s text:c="8"/></text:p>
      <text:p text:style-name="P7"><text:s text:c="8"/>assertEquals(0.0, valeurs.getValeur("A"), 0.001, "Distance A-&gt;A incorrecte");</text:p>
      <text:p text:style-name="P7"><text:s text:c="8"/>assertEquals(12.0, valeurs.getValeur("B"), 0.001, "Distance A-&gt;B incorrecte");</text:p>
      <text:p text:style-name="P7"><text:s text:c="8"/>assertEquals(76.0, valeurs.getValeur("C"), 0.001, "Distance A-&gt;C incorrecte");</text:p>
      <text:p text:style-name="P7"><text:s text:c="8"/>assertEquals(66.0, valeurs.getValeur("D"), 0.001, "Distance A-&gt;D incorrecte");</text:p>
      <text:p text:style-name="P7"><text:s text:c="8"/>assertEquals(23.0, valeurs.getValeur("E"), 0.001, "Distance A-&gt;E incorrecte");</text:p>
      <text:p text:style-name="P7"><text:s text:c="4"/>}</text:p>
      <text:p text:style-name="P7"><text:s text:c="4"/></text:p>
      <text:p text:style-name="P7"><text:s text:c="4"/>@Test</text:p>
      <text:p text:style-name="P7"><text:s text:c="4"/>public void testParentsDepuisA() {</text:p>
      <text:p text:style-name="P7"><text:s text:c="8"/>Valeurs valeurs = dijkstra.resoudre(grapheTest, "A");</text:p>
      <text:p text:style-name="P7"><text:s text:c="8"/></text:p>
      <text:p text:style-name="P7"><text:s text:c="8"/>assertNull(valeurs.getParent("A"), "Parent de A devrait être null");</text:p>
      <text:p text:style-name="P7"><text:s text:c="8"/>assertEquals("A", valeurs.getParent("B"), "Parent de B incorrect");</text:p>
      <text:p text:style-name="P7"><text:s text:c="8"/>assertEquals("D", valeurs.getParent("C"), "Parent de C incorrect");</text:p>
      <text:p text:style-name="P7"><text:s text:c="8"/>assertEquals("E", valeurs.getParent("D"), "Parent de D incorrect");</text:p>
      <text:p text:style-name="P7"><text:s text:c="8"/>assertEquals("B", valeurs.getParent("E"), "Parent de E incorrect");</text:p>
      <text:p text:style-name="P7"><text:s text:c="4"/>}</text:p>
      <text:p text:style-name="P7"><text:s text:c="4"/></text:p>
      <text:p text:style-name="P7"><text:s text:c="4"/>@Test</text:p>
      <text:p text:style-name="P7"><text:s text:c="4"/>public void testCheminVersC() {</text:p>
      <text:p text:style-name="P7"><text:s text:c="8"/>Valeurs valeurs = dijkstra.resoudre(grapheTest, "A");</text:p>
      <text:p text:style-name="P7"><text:s text:c="8"/>List&lt;String&gt; chemin = valeurs.calculerChemin("C");</text:p>
      <text:p text:style-name="P7"><text:s text:c="8"/></text:p>
      <text:p text:style-name="P7"><text:s text:c="8"/>List&lt;String&gt; cheminAttendu = List.of("A", "B", "E", "D", "C");</text:p>
      <text:p text:style-name="P7"><text:s text:c="8"/>assertEquals(cheminAttendu, chemin, "Chemin A-&gt;C incorrect");</text:p>
      <text:p text:style-name="P7"><text:s text:c="4"/>}</text:p>
      <text:p text:style-name="P7"><text:s text:c="4"/></text:p>
      <text:p text:style-name="P7"><text:s text:c="4"/>@Test</text:p>
      <text:p text:style-name="P7"><text:s text:c="4"/>public void testAutreNoeudDepart() {</text:p>
      <text:p text:style-name="P7"><text:s text:c="8"/>Valeurs valeurs = dijkstra.resoudre(grapheTest, "B");</text:p>
      <text:p text:style-name="P7"><text:s text:c="8"/></text:p>
      <text:p text:style-name="P7"><text:s text:c="8"/>assertEquals(0.0, valeurs.getValeur("B"), 0.001, "Distance B-&gt;B incorrecte");</text:p>
      <text:p text:style-name="P7"><text:s text:c="8"/>assertEquals(11.0, valeurs.getValeur("E"), 0.001, "Distance B-&gt;E incorrecte");</text:p>
      <text:p text:style-name="P7"><text:s text:c="8"/>assertEquals(54.0, valeurs.getValeur("D"), 0.001, "Distance B-&gt;D incorrecte");</text:p>
      <text:p text:style-name="P7"><text:s text:c="4"/>}</text:p>
      <text:p text:style-name="P7"><text:s text:c="4"/></text:p>
      <text:p text:style-name="P7"><text:s text:c="4"/>public void testGrapheSimple() {</text:p>
      <text:p text:style-name="P7"><text:s text:c="7"/></text:p>
      <text:p text:style-name="P7"><text:soft-page-break/><text:s text:c="8"/>GrapheListe grapheSimple = new GrapheListe();</text:p>
      <text:p text:style-name="P7"><text:s text:c="8"/>grapheSimple.ajouterArc("X", "Y", 5);</text:p>
      <text:p text:style-name="P7"><text:s text:c="8"/>grapheSimple.ajouterArc("Y", "Z", 3);</text:p>
      <text:p text:style-name="P7"><text:s text:c="8"/>grapheSimple.ajouterArc("X", "Z", 10);</text:p>
      <text:p text:style-name="P7"><text:s text:c="8"/></text:p>
      <text:p text:style-name="P7"><text:s text:c="8"/>Valeurs valeurs = dijkstra.resoudre(grapheSimple, "X");</text:p>
      <text:p text:style-name="P7"><text:s text:c="8"/></text:p>
      <text:p text:style-name="P7"><text:s text:c="8"/>assertEquals(0.0, valeurs.getValeur("X"), 0.001);</text:p>
      <text:p text:style-name="P7"><text:s text:c="8"/>assertEquals(5.0, valeurs.getValeur("Y"), 0.001);</text:p>
      <text:p text:style-name="P7"><text:s text:c="8"/>assertEquals(8.0, valeurs.getValeur("Z"), 0.001); // Via Y : 5+3=8 &lt; 10</text:p>
      <text:p text:style-name="P7"><text:s text:c="8"/>assertEquals("Y", valeurs.getParent("Z"));</text:p>
      <text:p text:style-name="P7"><text:s text:c="4"/>}</text:p>
      <text:p text:style-name="P7">}</text:p>
      <text:p text:style-name="P7"/>
      <text:p text:style-name="P15">Réponse :</text:p>
      <text:p text:style-name="P7"/>
      <text:p text:style-name="P7"><text:span text:style-name="T3">Question 15 :</text:span> Écrire un programme principal MainDijkstra qui : • utilise un graphe par défaut ; • calcule les chemins les plus courts pour des nœuds donnés ; • affiche des chemins pour des nœuds donnés. </text:p>
      <text:p text:style-name="P7"/>
      <text:p text:style-name="P32">Réponse :</text:p>
      <text:p text:style-name="P32"/>
      <text:p text:style-name="P27">package graphe;</text:p>
      <text:p text:style-name="P27">import java.util.List;</text:p>
      <text:p text:style-name="P27"/>
      <text:p text:style-name="P27">public class MainDijkstra {</text:p>
      <text:p text:style-name="P27"><text:s text:c="4"/></text:p>
      <text:p text:style-name="P27"><text:s text:c="4"/>public static void main(String[] args) {</text:p>
      <text:p text:style-name="P27"/>
      <text:p text:style-name="P27"><text:s text:c="8"/>GrapheListe g = new GrapheListe();</text:p>
      <text:p text:style-name="P27"><text:s text:c="8"/>g.ajouterArc("A", "B", 12);</text:p>
      <text:p text:style-name="P27"><text:s text:c="8"/>g.ajouterArc("A", "D", 87);</text:p>
      <text:p text:style-name="P27"><text:s text:c="8"/>g.ajouterArc("B", "E", 11);</text:p>
      <text:p text:style-name="P27"><text:s text:c="8"/>g.ajouterArc("C", "A", 19);</text:p>
      <text:p text:style-name="P27"><text:s text:c="8"/>g.ajouterArc("D", "B", 23);</text:p>
      <text:p text:style-name="P27"><text:s text:c="8"/>g.ajouterArc("D", "C", 10);</text:p>
      <text:p text:style-name="P27"><text:s text:c="8"/>g.ajouterArc("E", "D", 43);</text:p>
      <text:p text:style-name="P27"><text:s text:c="8"/></text:p>
      <text:p text:style-name="P27"><text:s text:c="8"/>System.out.println("=== Graphe utilisé ===");</text:p>
      <text:p text:style-name="P27"><text:s text:c="8"/>System.out.println(g);</text:p>
      <text:p text:style-name="P27"><text:s text:c="8"/></text:p>
      <text:p text:style-name="P27"><text:s text:c="8"/>Dijkstra dijkstra = new Dijkstra();</text:p>
      <text:p text:style-name="P27"><text:s text:c="8"/></text:p>
      <text:p text:style-name="P27"><text:s text:c="8"/>System.out.println("=== Calcul des plus courts chemins depuis A avec Dijkstra ===");</text:p>
      <text:p text:style-name="P27"><text:s text:c="8"/>Valeurs valeursA = dijkstra.resoudre(g, "A");</text:p>
      <text:p text:style-name="P27"><text:s text:c="8"/>System.out.println(valeursA);</text:p>
      <text:p text:style-name="P27"><text:s text:c="8"/></text:p>
      <text:p text:style-name="P27"><text:s text:c="8"/>String[] destinations = {"B", "C", "D", "E"};</text:p>
      <text:p text:style-name="P27"><text:s text:c="8"/></text:p>
      <text:p text:style-name="P27"><text:s text:c="8"/>System.out.println("=== Chemins les plus courts depuis A ===");</text:p>
      <text:p text:style-name="P27"><text:s text:c="8"/>for (String dest : destinations) {</text:p>
      <text:p text:style-name="P27"><text:s text:c="12"/>List&lt;String&gt; chemin = valeursA.calculerChemin(dest);</text:p>
      <text:p text:style-name="P27"><text:soft-page-break/><text:s text:c="12"/>double distance = valeursA.getValeur(dest);</text:p>
      <text:p text:style-name="P27"><text:s text:c="12"/>System.out.println("A -&gt; " + dest + " : " + chemin + </text:p>
      <text:p text:style-name="P27"><text:s text:c="29"/>" (distance: " + distance + ")");</text:p>
      <text:p text:style-name="P27"><text:s text:c="8"/>}</text:p>
      <text:p text:style-name="P27"><text:s text:c="8"/></text:p>
      <text:p text:style-name="P27"><text:s text:c="8"/>System.out.println("\n=== Comparaison avec d'autres points de départ ===");</text:p>
      <text:p text:style-name="P27"><text:s text:c="8"/></text:p>
      <text:p text:style-name="P27"><text:s text:c="8"/>System.out.println("\nDepuis B :");</text:p>
      <text:p text:style-name="P27"><text:s text:c="8"/>Valeurs valeursB = dijkstra.resoudre(g, "B");</text:p>
      <text:p text:style-name="P27"><text:s text:c="8"/>for (String dest : new String[]{"A", "C", "D", "E"}) {</text:p>
      <text:p text:style-name="P27"><text:s text:c="12"/>List&lt;String&gt; chemin = valeursB.calculerChemin(dest);</text:p>
      <text:p text:style-name="P27"><text:s text:c="12"/>double distance = valeursB.getValeur(dest);</text:p>
      <text:p text:style-name="P27"><text:s text:c="12"/>if (distance != Double.MAX_VALUE) {</text:p>
      <text:p text:style-name="P27"><text:s text:c="16"/>System.out.println("B -&gt; " + dest + " : " + chemin + </text:p>
      <text:p text:style-name="P27"><text:s text:c="33"/>" (distance: " + distance + ")");</text:p>
      <text:p text:style-name="P27"><text:s text:c="12"/>} else {</text:p>
      <text:p text:style-name="P27"><text:s text:c="16"/>System.out.println("B -&gt; " + dest + " : inaccessible");</text:p>
      <text:p text:style-name="P27"><text:s text:c="12"/>}</text:p>
      <text:p text:style-name="P27"><text:s text:c="8"/>}</text:p>
      <text:p text:style-name="P27"><text:s text:c="8"/></text:p>
      <text:p text:style-name="P27"><text:s text:c="8"/>System.out.println("\nDepuis C :");</text:p>
      <text:p text:style-name="P27"><text:s text:c="8"/>Valeurs valeursC = dijkstra.resoudre(g, "C");</text:p>
      <text:p text:style-name="P27"><text:s text:c="8"/>for (String dest : new String[]{"A", "B", "D", "E"}) {</text:p>
      <text:p text:style-name="P27"><text:s text:c="12"/>List&lt;String&gt; chemin = valeursC.calculerChemin(dest);</text:p>
      <text:p text:style-name="P27"><text:s text:c="12"/>double distance = valeursC.getValeur(dest);</text:p>
      <text:p text:style-name="P27"><text:s text:c="12"/>if (distance != Double.MAX_VALUE) {</text:p>
      <text:p text:style-name="P27"><text:s text:c="16"/>System.out.println("C -&gt; " + dest + " : " + chemin + </text:p>
      <text:p text:style-name="P27"><text:s text:c="33"/>" (distance: " + distance + ")");</text:p>
      <text:p text:style-name="P27"><text:s text:c="12"/>} else {</text:p>
      <text:p text:style-name="P27"><text:s text:c="16"/>System.out.println("C -&gt; " + dest + " : inaccessible");</text:p>
      <text:p text:style-name="P27"><text:s text:c="12"/>}</text:p>
      <text:p text:style-name="P27"><text:s text:c="8"/>}</text:p>
      <text:p text:style-name="P27"><text:s text:c="8"/></text:p>
      <text:p text:style-name="P27"><text:s text:c="8"/>System.out.println("\n=== Vérification du chemin optimal A-&gt;C ===");</text:p>
      <text:p text:style-name="P27"><text:s text:c="8"/>List&lt;String&gt; cheminOptimal = valeursA.calculerChemin("C");</text:p>
      <text:p text:style-name="P27"><text:s text:c="8"/>System.out.println("Chemin: " + cheminOptimal);</text:p>
      <text:p text:style-name="P27"><text:s text:c="8"/>System.out.println("Distance totale: " + valeursA.getValeur("C"));</text:p>
      <text:p text:style-name="P27"><text:s text:c="8"/>System.out.println("Détail: A-&gt;B(12) + B-&gt;E(11) + E-&gt;D(43) + D-&gt;C(10) = " + </text:p>
      <text:p text:style-name="P27"><text:s text:c="26"/>(12 + 11 + 43 + 10) + " = 76");</text:p>
      <text:p text:style-name="P27"><text:s text:c="4"/>}</text:p>
      <text:p text:style-name="P27">}</text:p>
      <text:p text:style-name="P8"/>
      <text:p text:style-name="P9"><text:span text:style-name="T3">Question 16 :</text:span> Dans la classe GrapheListe, écrire un constructeur prenant en paramètre le nom du fichier contenant le descriptif (sous forme de liste d’arcs) du graphe et construisant l’objet graphe correspondant. </text:p>
      <text:p text:style-name="P9"/>
      <text:p text:style-name="P33">Réponse :</text:p>
      <text:p text:style-name="P33"/>
      <text:p text:style-name="P28"><text:s/>private void chargerDepuisFichier(String nomFichier) throws IOException {</text:p>
      <text:p text:style-name="P28"><text:s text:c="8"/>try (BufferedReader reader = new BufferedReader(new FileReader(nomFichier))) {</text:p>
      <text:p text:style-name="P28"><text:s text:c="12"/>String ligne;</text:p>
      <text:p text:style-name="P28"><text:s text:c="12"/>int numeroLigne = 0;</text:p>
      <text:p text:style-name="P28"><text:soft-page-break/><text:s text:c="12"/></text:p>
      <text:p text:style-name="P28"><text:s text:c="12"/>while ((ligne = reader.readLine()) != null) {</text:p>
      <text:p text:style-name="P28"><text:s text:c="16"/>numeroLigne++;</text:p>
      <text:p text:style-name="P28"><text:s text:c="16"/>ligne = ligne.trim();</text:p>
      <text:p text:style-name="P28"><text:s text:c="16"/></text:p>
      <text:p text:style-name="P28"><text:s text:c="16"/>if (ligne.isEmpty()) {</text:p>
      <text:p text:style-name="P28"><text:s text:c="20"/>continue;</text:p>
      <text:p text:style-name="P28"><text:s text:c="16"/>}</text:p>
      <text:p text:style-name="P28"><text:s text:c="16"/></text:p>
      <text:p text:style-name="P28"><text:s text:c="16"/>String[] parties = ligne.split("\t");</text:p>
      <text:p text:style-name="P28"><text:s text:c="16"/></text:p>
      <text:p text:style-name="P28"><text:s text:c="16"/>if (parties.length &gt;= 3) {</text:p>
      <text:p text:style-name="P28"><text:s text:c="20"/>try {</text:p>
      <text:p text:style-name="P28"><text:s text:c="24"/>String noeudDepart = parties[0].trim();</text:p>
      <text:p text:style-name="P28"><text:s text:c="24"/>String noeudArrivee = parties[1].trim();</text:p>
      <text:p text:style-name="P28"><text:s text:c="24"/>double cout = Double.parseDouble(parties[2].trim());</text:p>
      <text:p text:style-name="P28"><text:s text:c="24"/></text:p>
      <text:p text:style-name="P28"><text:s text:c="24"/>ajouterArc(noeudDepart, noeudArrivee, cout);</text:p>
      <text:p text:style-name="P28"><text:s text:c="24"/></text:p>
      <text:p text:style-name="P28"><text:s text:c="20"/>} catch (NumberFormatException e) {</text:p>
      <text:p text:style-name="P28"><text:s text:c="24"/>System.err.println("Erreur ligne " + numeroLigne + </text:p>
      <text:p text:style-name="P28"><text:s text:c="41"/>" : impossible de parser le coût '" + parties[2] + "'");</text:p>
      <text:p text:style-name="P28"><text:s text:c="20"/>}</text:p>
      <text:p text:style-name="P28"><text:s text:c="16"/>} else {</text:p>
      <text:p text:style-name="P28"><text:s text:c="20"/>System.err.println("Erreur ligne " + numeroLigne + </text:p>
      <text:p text:style-name="P28"><text:s text:c="37"/>" : format incorrect (attendu: noeud_depart\\tnoeud_arrivee\\tcout)");</text:p>
      <text:p text:style-name="P28"><text:s text:c="16"/>}</text:p>
      <text:p text:style-name="P28"><text:s text:c="12"/>}</text:p>
      <text:p text:style-name="P28"><text:s text:c="8"/>}</text:p>
      <text:p text:style-name="P28"><text:s text:c="8"/></text:p>
      <text:p text:style-name="P28"><text:s text:c="8"/>System.out.println("Graphe chargé depuis " + nomFichier + " : " + </text:p>
      <text:p text:style-name="P28"><text:s text:c="26"/>noeuds.size() + " nœuds");</text:p>
      <text:p text:style-name="P28"><text:s text:c="4"/>}</text:p>
      <text:p text:style-name="P28">}</text:p>
      <text:p text:style-name="P9"/>
      <text:p text:style-name="P9"><text:span text:style-name="T3">Question 17 :</text:span> Présenter les résultats obtenus. Quel algorithme fonctionne le mieux experimentalement ? Vous attendiez vous à ces résultats ? Pourquoi ? </text:p>
      <text:p text:style-name="P9"/>
      <text:p text:style-name="P16">Réponse :</text:p>
      <text:p text:style-name="P10"/>
      <text:p text:style-name="P10"><text:span text:style-name="T3">Question 18 :</text:span> Modifier la classe Arc afin d’ajouter le numéro de ligne de l’arc en question. </text:p>
      <text:p text:style-name="P10"/>
      <text:p text:style-name="P34">Réponse :</text:p>
      <text:p text:style-name="P34"/>
      <text:p text:style-name="P36"/>
      <text:p text:style-name="P11"/>
      <text:p text:style-name="P11"><text:span text:style-name="T3">Question 19 :</text:span> Écrire une classe LireReseau qui contient une méthode statique Graphe lire(String fichier) qui construit et retourne un graphe à partir d’un plan de réseau dans le format ci-dessus. </text:p>
      <text:p text:style-name="P11"/>
      <text:p text:style-name="P17">Réponse :</text:p>
      <text:p text:style-name="P12"/>
      <text:p text:style-name="P12"><text:soft-page-break/><text:span text:style-name="T3">Question 20 :</text:span> Dans une classe MainMetro, définir une méthode main permettant d’appliquer vos deux algorithmes de recherche de plus courts chemin à 5 trajets de votre choix. Dans votre rapport, vous consignerez sous forme de tableau, la station de départ, celle d’arrivée, le plus court chemin trouvé (sous forme de liste d’identifiants de station) et le temps de calcul de celui-ci par chacun de vos algorithmes : départ arrivée chemin temps calcul Bellman-Ford temps calcul Dijkstra </text:p>
      <text:p text:style-name="P12"/>
      <text:p text:style-name="P17">Réponse :</text:p>
      <text:p text:style-name="P12"/>
      <text:p text:style-name="P12"><text:span text:style-name="T3">Question 21 :</text:span> Ecrire une version 2 de vos algorithmes de plus courts chemins (nommée resoudre2) qui ajoute une pénalité de 10 au coût de l’arc en cas de changement de ligne (il vous faudra donc comparer la ligne empruntée pour arriver à une station et celle utilisée par le nouvel arc). </text:p>
      <text:p text:style-name="P12"/>
      <text:p text:style-name="P17">Réponse :</text:p>
      <text:p text:style-name="P12"/>
      <text:p text:style-name="P12"><text:span text:style-name="T3">Question 22 :</text:span> Dans la méthode main de la classe MainMetro, ajouter le code permettant de recalculer le plus court chemin des 5 trajets de la question 20, en pénalisant cette fois-ci les changements de ligne. </text:p>
      <text:p text:style-name="P12"/>
      <text:p text:style-name="P17">Réponse :</text:p>
      <text:p text:style-name="P12"/>
      <text:p text:style-name="P12"><text:span text:style-name="T3">Question 23 :</text:span> Reprendre les 5 trajets de la question 20 ci-dessus et comparer les chemins précédemment calculés avec ceux fournis par l’application de la RATP. Quelles différences constatez vous le cas échéant ? </text:p>
      <text:p text:style-name="P12"/>
      <text:p text:style-name="P18">Réponse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5-26T08:31:38.301000000</meta:creation-date>
    <dc:date>2025-05-26T14:51:33.526000000</dc:date>
    <meta:editing-duration>PT1H5M35S</meta:editing-duration>
    <meta:editing-cycles>21</meta:editing-cycles>
    <meta:generator>LibreOffice/7.1.0.3$Windows_X86_64 LibreOffice_project/f6099ecf3d29644b5008cc8f48f42f4a40986e4c</meta:generator>
    <meta:document-statistic meta:table-count="0" meta:image-count="0" meta:object-count="0" meta:page-count="13" meta:paragraph-count="506" meta:word-count="2320" meta:character-count="20656" meta:non-whitespace-character-count="14742"/>
  </office:meta>
</office:document-meta>
</file>